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language="en" fo:country="none"/>
    </style:style>
    <style:style style:name="P6" style:family="paragraph" style:parent-style-name="Standard">
      <style:text-properties fo:language="en" fo:country="none" officeooo:paragraph-rsid="0013a7b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0ae7f4" style:font-weight-asian="bold" style:font-weight-complex="bold"/>
    </style:style>
    <style:style style:name="T4" style:family="text">
      <style:text-properties fo:font-weight="bold" officeooo:rsid="0012ff74" style:font-weight-asian="bold" style:font-weight-complex="bold"/>
    </style:style>
    <style:style style:name="T5" style:family="text">
      <style:text-properties fo:font-size="9pt" style:font-size-asian="9pt" style:font-size-complex="9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style:font-size-asian="12pt" style:font-size-complex="12pt"/>
    </style:style>
    <style:style style:name="T11" style:family="text">
      <style:text-properties fo:font-size="12pt" fo:language="en" fo:country="none" fo:font-weight="normal" style:font-size-asian="12pt" style:font-weight-asian="normal" style:font-size-complex="12pt" style:font-weight-complex="normal"/>
    </style:style>
    <style:style style:name="T12" style:family="text">
      <style:text-properties fo:font-size="12pt" fo:language="en" fo:country="none" style:font-size-asian="10.5pt" style:font-size-complex="12pt"/>
    </style:style>
    <style:style style:name="T13" style:family="text">
      <style:text-properties fo:language="en" fo:country="none"/>
    </style:style>
    <style:style style:name="T14" style:family="text">
      <style:text-properties fo:language="en" fo:country="none" fo:font-weight="bold" style:font-weight-asian="bold" style:font-weight-complex="bold"/>
    </style:style>
    <style:style style:name="T15" style:family="text">
      <style:text-properties fo:language="en" fo:country="none" fo:font-style="italic" style:font-style-asian="italic" style:font-style-complex="italic"/>
    </style:style>
    <style:style style:name="T16" style:family="text">
      <style:text-properties fo:language="en" fo:country="none" fo:font-weight="normal" style:font-weight-asian="normal" style:font-weight-complex="normal"/>
    </style:style>
    <style:style style:name="T17" style:family="text">
      <style:text-properties officeooo:rsid="000ae7f4"/>
    </style:style>
    <style:style style:name="T18" style:family="text">
      <style:text-properties officeooo:rsid="0012ff74"/>
    </style:style>
    <style:style style:name="T19" style:family="text">
      <style:text-properties officeooo:rsid="0013a7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Neopixel</text:p>
      <text:p text:style-name="P5"/>
      <text:p text:style-name="P5">This module manages the Adafruit_NeoPixel library, only one pin is needed but the maximum number of modules has been limited to 3 (you can change the limit easily by modifying the following line</text:p>
      <text:p text:style-name="P5">#define MAX_NEOPIXELS 0x03</text:p>
      <text:p text:style-name="P6">in the file “FirmataNeopixel.h” for a higher value <text:span text:style-name="T19">and the line</text:span><text:line-break/> <text:s text:c="5"/>MAX_NEOPIXELS = 3;<text:line-break/>in the file “firmataconstants.pas”).</text:p>
      <text:p text:style-name="P5"/>
      <text:p text:style-name="P6">You need to install Adafruit_NeoPixel library (https://github.com/adafruit/Adafruit_NeoPixel) and <text:span text:style-name="T3">“FirmataNeopixel.zip”</text:span><text:span text:style-name="T17"> with </text:span>the code for the new module in ConfigurableFirmata <text:span text:style-name="T18">from </text:span><text:span text:style-name="T4">“</text:span><text:span text:style-name="T3">arduino code/Libraries to Install</text:span><text:span text:style-name="T4">”</text:span>, and finally you have to add the line<text:line-break/>#define PIN_MODE_NEOPIXEL 0x12 // pin configured for NeoPixel<text:line-break/>in the file "ConfigurableFirmata.h" and increase the value of the line<text:line-break/>#define TOTAL_PIN_MODES 18</text:p>
      <text:p text:style-name="P6"/>
      <text:p text:style-name="P5">Main properties are:</text:p>
      <text:p text:style-name="Standard"><text:span text:style-name="T14">Board</text:span><text:span text:style-name="T13">: Instance of the plate to which it belongs to.</text:span></text:p>
      <text:p text:style-name="Standard"><text:span text:style-name="T14">Pin</text:span><text:span text:style-name="T13">: pin used for communication with the LEDs.</text:span></text:p>
      <text:p text:style-name="Standard"><text:span text:style-name="T14">PixelsNumber</text:span><text:span text:style-name="T13">: number of LEDs on the strip.</text:span></text:p>
      <text:p text:style-name="Standard"><text:span text:style-name="T14">Device</text:span><text:span text:style-name="T13">: NeoPixel module number, from 0 to 2 (expandable with MAX_NEOPIXELS).</text:span></text:p>
      <text:p text:style-name="Standard"><text:span text:style-name="T14">FadeWait</text:span><text:span text:style-name="T13">: number of "Sampling Interval" that must wait to change an automatic fade step, by default it is 1, which corresponds approximately to a frequency of 25 Hz, which is the speed of the human eye.</text:span></text:p>
      <text:p text:style-name="Standard"><text:span text:style-name="T14">FadeRunning</text:span><text:span text:style-name="T13">: when the property is written, stops or executes the last configured fading, if it is read indicates if it is running or finished.</text:span></text:p>
      <text:p text:style-name="Standard"><text:span text:style-name="T14">Gamma</text:span><text:span text:style-name="T13">: gamma correction of color values, applies to all.</text:span></text:p>
      <text:p text:style-name="Standard"><text:span text:style-name="T14">Brightness</text:span><text:span text:style-name="T13">: Brightness of all leds, 0 = maximum, 1 = minimum, 255 is one below the maximum, see details in Adafruit_Neopixel.</text:span></text:p>
      <text:p text:style-name="Standard"><text:span text:style-name="T14">LedColors</text:span><text:span text:style-name="T13">: order and number of colors RGBW, RGB, etc, see details in Adafruit_Neopixel.</text:span></text:p>
      <text:p text:style-name="Standard"><text:span text:style-name="T14">KHZ400</text:span><text:span text:style-name="T13">: transmission speed, if false is 800 Khz.</text:span></text:p>
      <text:p text:style-name="P5"/>
      <text:p text:style-name="Standard"><text:span text:style-name="T15">Pin</text:span><text:span text:style-name="T13"> are checked only when </text:span><text:span text:style-name="T14">Enabled</text:span><text:span text:style-name="T13"> True is done to activate the corresponding instance, showing an error if that were the case, it is also checked if the pin is assigned to another TPin instance or belongs to an active module. The instance is activated with the following default values: </text:span><text:span text:style-name="T15">LedColors = GRB, Gamma = 1, Brightness = 0, FadeRunning = false, FadeWait = 1, FadeColor = 0; Fade set to strip, Shift set to strip, right, wrap and show</text:span><text:span text:style-name="T13">.</text:span></text:p>
      <text:p text:style-name="P5"/>
      <text:p text:style-name="Standard"><text:span text:style-name="T13">The orders accepted by ConfigurableFirmata are:<text:line-break/><text:tab/></text:span><text:span text:style-name="T14">config</text:span><text:span text:style-name="T16">, configures pin and initial data. .</text:span></text:p>
      <text:p text:style-name="Standard"><text:tab/><text:tab/><text:span text:style-name="T5">0 <text:s/>START_SYSEX <text:s text:c="5"/>(0xF0)</text:span></text:p>
      <text:p text:style-name="P2"><text:tab/><text:tab/>1 <text:s/>NEOPIXELS_DATA <text:s text:c="3"/>(0x51)</text:p>
      <text:p text:style-name="P2"><text:tab/><text:tab/>2 <text:s/>NEOPIXELS_CONFIG <text:s/>(0x01)</text:p>
      <text:p text:style-name="P2"><text:tab/><text:tab/>3 <text:s/>device <text:s text:c="11"/>(0-3)</text:p>
      <text:p text:style-name="P2"><text:tab/><text:tab/>4 <text:s/>Pin <text:s text:c="14"/>(0-127)</text:p>
      <text:p text:style-name="P2"><text:tab/><text:tab/>5 <text:s/>NumberLeds <text:s text:c="7"/>lsb(14 bits max)</text:p>
      <text:p text:style-name="P2"><text:tab/><text:tab/>6 <text:s text:c="30"/>msb</text:p>
      <text:p text:style-name="P2"><text:tab/><text:tab/>7 <text:s/>LedType <text:s text:c="14"/>lsb (9 bits) //bit 8 = KHZ400, bits 7-0 'RGBW' position;</text:p>
      <text:p text:style-name="P2"><text:tab/><text:tab/>8 <text:s text:c="30"/>msb</text:p>
      <text:p text:style-name="P2"><text:tab/><text:tab/>9 <text:s/>END_SYSEX (0xF7) <text:s text:c="5"/></text:p>
      <text:p text:style-name="Standard"><text:span text:style-name="T6"><text:tab/>off</text:span><text:span text:style-name="T8">, </text:span><text:span text:style-name="T11">turn off all led of the strip.</text:span><text:span text:style-name="T8"> </text:span></text:p>
      <text:p text:style-name="P2"><text:tab/><text:tab/>0 <text:s/>START_SYSEX <text:s text:c="5"/>(0xF0)</text:p>
      <text:p text:style-name="P2"><text:tab/><text:tab/>1 <text:s/>NEOPIXELS_DATA <text:s text:c="3"/>(0x51)</text:p>
      <text:p text:style-name="P2"><text:tab/><text:tab/>2 <text:s/>NEOPIXELS_OFF <text:s text:c="4"/>(0x00)</text:p>
      <text:p text:style-name="P2"><text:tab/><text:tab/>3 <text:s/>device <text:s text:c="11"/>(0-3)</text:p>
      <text:p text:style-name="P2"><text:soft-page-break/><text:tab/><text:tab/>4 <text:s/>END_SYSEX <text:s text:c="7"/>(0xF7)</text:p>
      <text:p text:style-name="Standard"><text:span text:style-name="T7"><text:tab/></text:span><text:span text:style-name="T6">show</text:span><text:span text:style-name="T8">, </text:span><text:span text:style-name="T11">show all the led of the strip.</text:span><text:span text:style-name="T8"> </text:span></text:p>
      <text:p text:style-name="P2"><text:tab/><text:tab/>0 <text:s/>START_SYSEX <text:s text:c="5"/>(0xF0)</text:p>
      <text:p text:style-name="P2"><text:tab/><text:tab/>1 <text:s/>NEOPIXELS_DATA <text:s text:c="3"/>(0x51)</text:p>
      <text:p text:style-name="P2"><text:tab/><text:tab/>2 <text:s/>NEOPIXELS_SHOW <text:s text:c="3"/>(0x02)</text:p>
      <text:p text:style-name="P2"><text:tab/><text:tab/>3 <text:s/>device <text:s text:c="11"/>(0-3)</text:p>
      <text:p text:style-name="P2"><text:tab/><text:tab/>4 <text:s/>END_SYSEX <text:s text:c="7"/>(0xF7)</text:p>
      <text:p text:style-name="Standard"><text:span text:style-name="T7"><text:tab/>pixelColor</text:span><text:span text:style-name="T9">, </text:span><text:span text:style-name="T12">sets the color of a led.</text:span></text:p>
      <text:p text:style-name="P2"><text:tab/><text:tab/>0 <text:s/>START_SYSEX <text:s text:c="5"/>(0xF0)</text:p>
      <text:p text:style-name="P2"><text:tab/><text:tab/>1 <text:s/>NEOPIXELS_DATA <text:s text:c="3"/>(0x51)</text:p>
      <text:p text:style-name="P2"><text:tab/><text:tab/>2 <text:s/>NEOPIXELS_SET_PIXEL <text:s/>(0x03)</text:p>
      <text:p text:style-name="P2"><text:tab/><text:tab/>3 <text:s/>device <text:s text:c="11"/>(0-3)</text:p>
      <text:p text:style-name="P2"><text:tab/><text:tab/>4 <text:s/>Pixel Number <text:s text:c="12"/>lsb</text:p>
      <text:p text:style-name="P2"><text:tab/><text:tab/>5 <text:s text:c="36"/>msb</text:p>
      <text:p text:style-name="P2"><text:tab/><text:tab/>6 <text:s/>colorRGBW <text:s text:c="13"/>blue = bits 7-0</text:p>
      <text:p text:style-name="P2"><text:tab/><text:tab/>7 <text:s text:c="4"/>encoded 7 bits <text:s text:c="7"/>green = bits 15-8</text:p>
      <text:p text:style-name="P2"><text:tab/><text:tab/>8 <text:s text:c="4"/>5 bytes <text:s text:c="19"/>red = bits 23-16</text:p>
      <text:p text:style-name="P2"><text:tab/><text:tab/>9 <text:s text:c="35"/>white = bits 31-24 of color</text:p>
      <text:p text:style-name="P2"><text:tab/><text:tab/>10 <text:s text:c="33"/>do_show = bit32, =1 show =0 not show, bit32 is bit4 of 5th byte</text:p>
      <text:p text:style-name="P2"><text:tab/><text:tab/>11 <text:s/>END_SYSEX <text:s text:c="7"/>(0xF7)</text:p>
      <text:p text:style-name="Standard"><text:span text:style-name="T9"><text:tab/></text:span><text:span text:style-name="T7">fillsegment</text:span><text:span text:style-name="T9">, </text:span><text:span text:style-name="T13">fill a piece of the strip with a color.</text:span></text:p>
      <text:p text:style-name="P2"><text:tab/><text:tab/>0 <text:s/>START_SYSEX <text:s text:c="5"/>(0xF0)</text:p>
      <text:p text:style-name="P2"><text:tab/><text:tab/>1 <text:s/>NEOPIXELS_DATA <text:s text:c="3"/>(0x51)</text:p>
      <text:p text:style-name="P2"><text:tab/><text:tab/>2 <text:s/>NEOPIXELS_FILL_SEGMENT <text:s text:c="3"/>(0x07)</text:p>
      <text:p text:style-name="P2"><text:tab/><text:tab/>3 <text:s/>device <text:s text:c="11"/>(0-3)</text:p>
      <text:p text:style-name="P2"><text:tab/><text:tab/>4 <text:s/>colorRGBW <text:s text:c="13"/>blue = bits 7-0</text:p>
      <text:p text:style-name="P2"><text:tab/><text:tab/>5 <text:s text:c="4"/>encoded 7 bits <text:s text:c="7"/>green = bits 15-8</text:p>
      <text:p text:style-name="P2"><text:tab/><text:tab/>6 <text:s text:c="4"/>5 bytes <text:s text:c="19"/>red = bits 23-16</text:p>
      <text:p text:style-name="P2"><text:tab/><text:tab/>7 <text:s text:c="35"/>white = bits 31-24 of color</text:p>
      <text:p text:style-name="P2"><text:tab/><text:tab/>8 <text:s text:c="35"/>do_show = bit32, =1 show =0 not show, bit32 is bit4 of 5th byte</text:p>
      <text:p text:style-name="P2"><text:tab/><text:tab/>9 <text:s/>First pixel <text:s text:c="15"/>lsb <text:s text:c="3"/>optional, default set to 0</text:p>
      <text:p text:style-name="P2"><text:tab/><text:tab/>10 <text:s text:c="31"/>msb</text:p>
      <text:p text:style-name="P2"><text:tab/><text:tab/>11 <text:s/>last pixel <text:s text:c="15"/>lsb <text:s text:c="3"/>optional, set to last pixel strip</text:p>
      <text:p text:style-name="P2"><text:tab/><text:tab/>12 <text:s text:c="31"/>msb</text:p>
      <text:p text:style-name="P2"><text:tab/><text:tab/>9..13 <text:s/>END_SYSEX <text:s text:c="4"/>(0xF7)</text:p>
      <text:p text:style-name="Standard"><text:span text:style-name="T10"><text:tab/></text:span><text:span text:style-name="T6">shiftSegmentConfig</text:span><text:span text:style-name="T10">, </text:span><text:span text:style-name="T13">configures the shift of a piece of the strip.</text:span></text:p>
      <text:p text:style-name="P2"><text:tab/><text:tab/>0 <text:s/>START_SYSEX <text:s text:c="5"/>(0xF0)</text:p>
      <text:p text:style-name="P2"><text:tab/><text:tab/>1 <text:s/>NEOPIXELS_DATA <text:s text:c="3"/>(0x51)</text:p>
      <text:p text:style-name="P2"><text:tab/><text:tab/>2 <text:s/>NEOPIXELS_SHIFT_CONFIG <text:s text:c="2"/>(0x06)</text:p>
      <text:p text:style-name="P2"><text:tab/><text:tab/>3 <text:s/>device <text:s text:c="11"/>(0-3)</text:p>
      <text:p text:style-name="P2"><text:tab/><text:tab/>4 <text:s/>First pixel <text:s text:c="6"/>lsb <text:s/>optional, default set to 0</text:p>
      <text:p text:style-name="P2"><text:tab/><text:tab/>5 <text:s text:c="24"/>msb</text:p>
      <text:p text:style-name="P2"><text:tab/><text:tab/>6 <text:s/>Last pixel <text:s text:c="7"/>lsb <text:s/>optional, set to last pixel strip</text:p>
      <text:p text:style-name="P2"><text:tab/><text:tab/>7 <text:s text:c="24"/>msb</text:p>
      <text:p text:style-name="P2"><text:tab/><text:tab/>8 <text:s/>shift_type <text:s text:c="8"/>optional bit0 direction, bit1 wrap, bit2 do_show, default to 0b111, right, wrap, do_show</text:p>
      <text:p text:style-name="P2"><text:tab/><text:tab/>4/9 <text:s/>END_SYSEX <text:s text:c="7"/>(0xF7)</text:p>
      <text:p text:style-name="Standard"><text:span text:style-name="T6"><text:tab/>shiftRun</text:span><text:span text:style-name="T8">, </text:span><text:span text:style-name="T16">executes a shift step, allows to change the direction.</text:span></text:p>
      <text:p text:style-name="P2"><text:tab/><text:tab/>0 <text:s/>START_SYSEX <text:s text:c="5"/>(0xF0)</text:p>
      <text:p text:style-name="P2"><text:tab/><text:tab/>1 <text:s/>NEOPIXELS_DATA <text:s text:c="3"/>(0x51)</text:p>
      <text:p text:style-name="P2"><text:tab/><text:tab/>2 <text:s/>NEOPIXELS_SHIFT_RUN (0x09)</text:p>
      <text:p text:style-name="P2"><text:tab/><text:tab/>3 <text:s/>device <text:s text:c="11"/>(0-3)</text:p>
      <text:p text:style-name="P2"><text:tab/><text:tab/>4 <text:s/>shif_type <text:s text:c="8"/>optional bit0 direction, bit1 wrap, bit2 do_show, default to 0b111, right, wrap, do_show</text:p>
      <text:p text:style-name="P2"><text:tab/><text:tab/>4/5 <text:s/>END_SYSEX <text:s text:c="7"/>(0xF7)} <text:s text:c="4"/></text:p>
      <text:p text:style-name="Standard"><text:span text:style-name="T10"><text:tab/></text:span><text:span text:style-name="T6">fadeConfig</text:span><text:span text:style-name="T10">, </text:span><text:span text:style-name="T13">configure fade.</text:span></text:p>
      <text:p text:style-name="P2"><text:tab/><text:tab/>0 <text:s/>START_SYSEX <text:s text:c="5"/>(0xF0)</text:p>
      <text:p text:style-name="P2"><text:tab/><text:tab/>1 <text:s/>NEOPIXELS_DATA <text:s text:c="3"/>(0x51)</text:p>
      <text:p text:style-name="P2"><text:tab/><text:tab/>2 <text:s/>NEOPIXELS_FADE_CONFIG (0x08)</text:p>
      <text:p text:style-name="P2"><text:tab/><text:tab/>3 <text:s/>device <text:s text:c="11"/>(0-3)</text:p>
      <text:p text:style-name="P2"><text:tab/><text:tab/>4 <text:s/>colorRGBW <text:s text:c="13"/>blue = bits 7-0</text:p>
      <text:p text:style-name="P2"><text:tab/><text:tab/>5 <text:s text:c="4"/>encoded 7 bits <text:s text:c="7"/>green = bits 15-8</text:p>
      <text:p text:style-name="P2"><text:tab/><text:tab/>6 <text:s text:c="4"/>5 bytes <text:s text:c="19"/>red = bits 23-16</text:p>
      <text:p text:style-name="P2"><text:tab/><text:tab/>7 <text:s text:c="35"/>white = bits 31-24 of color</text:p>
      <text:p text:style-name="P2"><text:tab/><text:tab/>8 <text:s text:c="35"/></text:p>
      <text:p text:style-name="P2"><text:tab/><text:tab/>9 <text:s/>First pixel <text:s text:c="16"/>lsb, optional, default set to 0</text:p>
      <text:p text:style-name="P2"><text:tab/><text:tab/>10 <text:s text:c="32"/>msb</text:p>
      <text:p text:style-name="P2"><text:tab/><text:tab/>11 Last pixel <text:s text:c="15"/>lsb, optional, set to last pixel strip</text:p>
      <text:p text:style-name="P2"><text:tab/><text:tab/>12 <text:s text:c="32"/>msb</text:p>
      <text:p text:style-name="P2"><text:tab/><text:tab/>13 loops wait <text:s text:c="14"/>optional (0-15) <text:s/>default to 1, if SamplingRate is 19, 1 is about 25 hz eye speed</text:p>
      <text:p text:style-name="P2"><text:soft-page-break/><text:tab/><text:tab/>9..14 <text:s/>END_SYSEX <text:s text:c="7"/>(0xF7)}</text:p>
      <text:p text:style-name="P4"><text:tab/><text:span text:style-name="T2">fadeOneStep</text:span>, execute one fade step.</text:p>
      <text:p text:style-name="P2"><text:tab/><text:tab/>0 <text:s/>START_SYSEX <text:s text:c="5"/>(0xF0)</text:p>
      <text:p text:style-name="P2"><text:tab/><text:tab/>1 <text:s/>NEOPIXELS_DATA <text:s text:c="3"/>(0x51)</text:p>
      <text:p text:style-name="P2"><text:tab/><text:tab/>2 <text:s/>NEOPIXELS_FADE_ONE_STEP (0x0A)</text:p>
      <text:p text:style-name="P2"><text:tab/><text:tab/>3 <text:s/>device <text:s text:c="11"/>(0-3)</text:p>
      <text:p text:style-name="P2"><text:tab/><text:tab/>4 <text:s/>do_show <text:s text:c="7"/>optional (0-1) 1=show, default not show</text:p>
      <text:p text:style-name="P2"><text:tab/><text:tab/>4/5 <text:s/>END_SYSEX <text:s text:c="7"/>(0xF7)} <text:s text:c="4"/></text:p>
      <text:p text:style-name="P2"><text:span text:style-name="T6"><text:tab/>fadeRunPause</text:span><text:span text:style-name="T10">, starts or stops automatic fade.</text:span></text:p>
      <text:p text:style-name="P2"><text:tab/><text:tab/>0 <text:s/>START_SYSEX <text:s text:c="5"/>(0xF0)</text:p>
      <text:p text:style-name="P2"><text:tab/><text:tab/>1 <text:s/>NEOPIXELS_DATA <text:s text:c="3"/>(0x51)</text:p>
      <text:p text:style-name="P2"><text:tab/><text:tab/>2 <text:s/>NEOPIXELS_FADE_RUN_PAUSE <text:s/>(0x04)</text:p>
      <text:p text:style-name="P2"><text:tab/><text:tab/>3 <text:s/>device <text:s text:c="11"/>(0-3)</text:p>
      <text:p text:style-name="P2"><text:tab/><text:tab/>4 <text:s/>run/pause <text:s text:c="7"/>(0-1) 1 fade run, 0 fade pause</text:p>
      <text:p text:style-name="P2"><text:tab/><text:tab/>5 <text:s/>END_SYSEX <text:s text:c="7"/>(0xF7)} <text:s text:c="14"/></text:p>
      <text:p text:style-name="P3"><text:tab/><text:span text:style-name="T2">sendBrightness</text:span>, send brightness value to all leds.</text:p>
      <text:p text:style-name="P2"><text:tab/><text:tab/>0 <text:s/>START_SYSEX <text:s text:c="5"/>(0xF0)</text:p>
      <text:p text:style-name="P2"><text:tab/><text:tab/>1 <text:s/>NEOPIXELS_DATA <text:s text:c="3"/>(0x51)</text:p>
      <text:p text:style-name="P2"><text:tab/><text:tab/>2 <text:s/>NEOPIXELS_SET_BRIGHTNESS <text:s/>(0x05)</text:p>
      <text:p text:style-name="P2"><text:tab/><text:tab/>3 <text:s/>device <text:s text:c="11"/>(0-3)</text:p>
      <text:p text:style-name="P2"><text:tab/><text:tab/>4 <text:s/>brightnes <text:s text:c="6"/>lsb brightness value bits0-7, bit8 <text:s text:c="2"/>do_show</text:p>
      <text:p text:style-name="P2"><text:tab/><text:tab/>5 <text:s text:c="23"/>msb</text:p>
      <text:p text:style-name="P2"><text:tab/><text:tab/>6 <text:s/>END_SYSEX <text:s text:c="7"/>(0xF7)</text:p>
      <text:p text:style-name="P3"><text:tab/><text:span text:style-name="T2">movePixels</text:span>, moves <text:span text:style-name="T1">count</text:span> leds from <text:span text:style-name="T1">src</text:span> to <text:span text:style-name="T1">dest.</text:span></text:p>
      <text:p text:style-name="P2"><text:tab/><text:tab/>0 <text:s/>START_SYSEX <text:s text:c="5"/>(0xF0)</text:p>
      <text:p text:style-name="P2"><text:tab/><text:tab/>1 <text:s/>NEOPIXELS_DATA <text:s text:c="3"/>(0X51)</text:p>
      <text:p text:style-name="P2"><text:tab/><text:tab/>2 <text:s/>NEOPIXELS_MOVE_PIXELS (0x0B)</text:p>
      <text:p text:style-name="P2"><text:tab/><text:tab/>3 <text:s/>device <text:s text:c="11"/>(0-3)</text:p>
      <text:p text:style-name="P2"><text:tab/><text:tab/>4 <text:s/>src pixel <text:s text:c="7"/>lsb, source pixel</text:p>
      <text:p text:style-name="P2"><text:tab/><text:tab/>5 <text:s text:c="23"/>msb</text:p>
      <text:p text:style-name="P2"><text:tab/><text:tab/>6 <text:s/>dest pixel <text:s text:c="5"/>lsb, destination pixel</text:p>
      <text:p text:style-name="P2"><text:tab/><text:tab/>7 <text:s text:c="23"/>msb</text:p>
      <text:p text:style-name="P2"><text:tab/><text:tab/>8 <text:s/>count <text:s text:c="12"/>lsb (optional), <text:s/>pixels to move, default to 1</text:p>
      <text:p text:style-name="P2"><text:tab/><text:tab/>9 <text:s text:c="23"/>msb</text:p>
      <text:p text:style-name="P2"><text:tab/><text:tab/>10 do_show <text:s text:c="5"/>optional (0-1), default to not show</text:p>
      <text:p text:style-name="P2"><text:tab/><text:tab/>8..11 <text:s/>END_SYSEX <text:s text:c="7"/>(0xF7)} <text:s text:c="12"/></text:p>
      <text:p text:style-name="P5"><text:s text:c="7"/></text:p>
      <text:p text:style-name="Standard"><text:span text:style-name="T15">Color</text:span><text:span text:style-name="T13"> can be entered by its red, green, blue and white components or directly with an integer, </text:span><text:span text:style-name="T15">FillStrip</text:span><text:span text:style-name="T13"> functions are derived from </text:span><text:span text:style-name="T15">FillSegment</text:span><text:span text:style-name="T13">, </text:span><text:span text:style-name="T15">shiftStripConfig</text:span><text:span text:style-name="T13"> derives from </text:span><text:span text:style-name="T15">ShiftSegmentConfig</text:span><text:span text:style-name="T13"> and </text:span><text:span text:style-name="T15">FadeStripConfig</text:span><text:span text:style-name="T13"> derives from </text:span><text:span text:style-name="T15">FadeSegmentConfig</text:span><text:span text:style-name="T13">.</text:span></text:p>
      <text:p text:style-name="Standard"><text:span text:style-name="T14">OnFadeEnd</text:span><text:span text:style-name="T13"> event is activated when the fade has reached its e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4-29T12:22:51.92</meta:creation-date>
    <dc:date>2023-01-14T19:23:50.123000000</dc:date>
    <meta:editing-duration>PT29M25S</meta:editing-duration>
    <meta:editing-cycles>5</meta:editing-cycles>
    <meta:generator>LibreOffice/7.3.4.2$Windows_X86_64 LibreOffice_project/728fec16bd5f605073805c3c9e7c4212a0120dc5</meta:generator>
    <meta:document-statistic meta:table-count="0" meta:image-count="0" meta:object-count="0" meta:page-count="3" meta:paragraph-count="140" meta:word-count="983" meta:character-count="7429" meta:non-whitespace-character-count="4976"/>
  </office:meta>
</office:document-meta>
</file>